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3" style:family="table">
      <style:table-properties style:width="17cm" table:align="left"/>
    </style:style>
    <style:style style:name="Tabla3.A" style:family="table-column">
      <style:table-column-properties style:column-width="3.159cm"/>
    </style:style>
    <style:style style:name="Tabla3.B" style:family="table-column">
      <style:table-column-properties style:column-width="4.256cm"/>
    </style:style>
    <style:style style:name="Tabla3.C" style:family="table-column">
      <style:table-column-properties style:column-width="4.796cm"/>
    </style:style>
    <style:style style:name="Tabla3.D" style:family="table-column">
      <style:table-column-properties style:column-width="4.789cm"/>
    </style:style>
    <style:style style:name="Tabla3.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margin-left="0cm" fo:margin-right="0cm" fo:margin-top="0cm" fo:margin-bottom="0.499cm" style:contextual-spacing="false" fo:text-indent="0cm" style:auto-text-indent="false"/>
    </style:style>
    <style:style style:name="P4" style:family="paragraph" style:parent-style-name="Preformatted_20_Text" style:list-style-name="L7">
      <style:paragraph-properties fo:margin-top="0cm" fo:margin-bottom="0.499cm" style:contextual-spacing="false"/>
    </style:style>
    <style:style style:name="P5" style:family="paragraph" style:parent-style-name="Standard">
      <style:paragraph-properties fo:margin-top="0cm" fo:margin-bottom="0.499cm" style:contextual-spacing="false"/>
    </style:style>
    <style:style style:name="P6" style:family="paragraph" style:parent-style-name="Table_20_Contents">
      <style:paragraph-properties fo:margin-top="0cm" fo:margin-bottom="0.499cm" style:contextual-spacing="false"/>
    </style:style>
    <style:style style:name="P7" style:family="paragraph" style:parent-style-name="Table_20_Contents">
      <style:paragraph-properties fo:margin-top="0cm" fo:margin-bottom="0.499cm" style:contextual-spacing="false"/>
      <style:text-properties fo:font-weight="bold"/>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left="0cm" fo:margin-right="0cm" fo:margin-top="0cm" fo:margin-bottom="0cm" style:contextual-spacing="false"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writing-mode="lr-tb"/>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writing-mode="lr-tb"/>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text-properties fo:font-weight="bold"/>
    </style:style>
    <style:style style:name="P17" style:family="paragraph" style:parent-style-name="Text_20_body" style:list-style-name="L7">
      <style:text-properties fo:font-weight="bold"/>
    </style:style>
    <style:style style:name="P18" style:family="paragraph" style:parent-style-name="Text_20_body" style:list-style-name="L8">
      <style:text-properties fo:font-weight="bold"/>
    </style:style>
    <style:style style:name="P19" style:family="paragraph" style:parent-style-name="Text_20_body" style:list-style-name="L9">
      <style:text-properties fo:font-weight="bold"/>
    </style:style>
    <style:style style:name="P20" style:family="paragraph" style:parent-style-name="Text_20_body" style:list-style-name="L10">
      <style:text-properties fo:font-weight="bold"/>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7">
      <style:paragraph-properties fo:margin-left="0cm" fo:margin-right="0cm" fo:text-indent="0cm" style:auto-text-indent="false"/>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T1" style:family="text">
      <style:text-properties fo:font-weight="bold"/>
    </style:style>
    <style:style style:name="T2" style:family="text">
      <style:text-properties fo:font-style="itali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EXIONES INALÁMBRICAS</text:h>
      <text:section text:style-name="Sect1" text:name="chat-history">
        <text:section text:style-name="Sect1" text:name="e6983249143b45bc">
          <text:section text:style-name="Sect2" text:name="model-response-message-contentr_e6983249143b45bc">
            <text:p text:style-name="P11"/>
            <text:p text:style-name="P11">En Linux, la gestión de redes Wi-Fi puede ser un poco compleja debido a la variedad de herramientas y enfoques disponibles. Las herramientas principales, <text:span text:style-name="Source_20_Text">iw</text:span> y <text:span text:style-name="Source_20_Text">wpa_supplicant</text:span>, no son mutuamente excluyentes, sino que cumplen roles complementarios. Además, existen otras herramientas de alto nivel que simplifican el proceso para el usuario final.</text:p>
            <text:p text:style-name="Text_20_body">Aquí te presento las diferencias y roles de cada una:</text:p>
            <text:h text:style-name="Heading_20_3" text:outline-level="3">1. <text:span text:style-name="Source_20_Text">iw</text:span> (y las antiguas Wireless Tools como <text:span text:style-name="Source_20_Text">iwconfig</text:span>)</text:h>
            <text:list text:style-name="L8">
              <text:list-item>
                <text:p text:style-name="P26"><text:span text:style-name="T1">Propósito:</text:span> <text:span text:style-name="Source_20_Text">iw</text:span> es una utilidad de línea de comandos de bajo nivel para configurar dispositivos de red inalámbricos. Es el reemplazo moderno de las antiguas "Wireless Tools" (<text:span text:style-name="Source_20_Text">iwconfig</text:span>, <text:span text:style-name="Source_20_Text">iwlist</text:span>, <text:span text:style-name="Source_20_Text">iwspy</text:span>, <text:span text:style-name="Source_20_Text">iwpriv</text:span>). Su función principal es interactuar directamente con el <text:span text:style-name="T1">kernel de Linux</text:span> y el <text:span text:style-name="T1">controlador de la tarjeta Wi-Fi</text:span>.</text:p>
              </text:list-item>
              <text:list-item>
                <text:p text:style-name="P18">Funcionalidad:</text:p>
                <text:list>
                  <text:list-item>
                    <text:p text:style-name="P26">Ver información sobre la interfaz inalámbrica (nombre, modo, frecuencia, potencia de transmisión).</text:p>
                  </text:list-item>
                  <text:list-item>
                    <text:p text:style-name="P26">Escanear redes Wi-Fi disponibles.</text:p>
                  </text:list-item>
                  <text:list-item>
                    <text:p text:style-name="P26">Conectarse a redes <text:span text:style-name="T1">abiertas (sin cifrado)</text:span> o redes con cifrado <text:span text:style-name="T1">WEP</text:span> (que es obsoleto e inseguro).</text:p>
                  </text:list-item>
                  <text:list-item>
                    <text:p text:style-name="P26">Configurar modos de operación (managed, ad-hoc, master/AP, monitor).</text:p>
                  </text:list-item>
                  <text:list-item>
                    <text:p text:style-name="P26">Configurar canales, tasas de bits, etc.</text:p>
                  </text:list-item>
                </text:list>
              </text:list-item>
              <text:list-item>
                <text:p text:style-name="P26"><text:span text:style-name="T1">Limitaciones:</text:span> <text:span text:style-name="Source_20_Text">iw</text:span> <text:span text:style-name="T1">no maneja los protocolos de seguridad modernos como WPA/WPA2/WPA3</text:span>. No puede realizar la autenticación EAP (Extensible Authentication Protocol) ni las negociaciones de clave necesarias para estas redes. Por sí solo, <text:span text:style-name="Source_20_Text">iw</text:span> no es suficiente para conectarse a la mayoría de las redes Wi-Fi actuales protegidas.</text:p>
              </text:list-item>
              <text:list-item>
                <text:p text:style-name="P26"><text:span text:style-name="T1">Uso:</text:span> Se utiliza a menudo para depuración, scripting de bajo nivel o en entornos muy básicos donde la seguridad no es una preocupación (lo cual es raro hoy en día).</text:p>
              </text:list-item>
            </text:list>
            <text:h text:style-name="Heading_20_3" text:outline-level="3">2. <text:span text:style-name="Source_20_Text">wpa_supplicant</text:span></text:h>
            <text:list text:style-name="L9">
              <text:list-item>
                <text:p text:style-name="P27"><text:span text:style-name="T1">Propósito:</text:span> <text:span text:style-name="Source_20_Text">wpa_supplicant</text:span> es un <text:span text:style-name="T1">cliente WPA/WPA2/WPA3</text:span> de código abierto. Su función principal es manejar la parte de <text:span text:style-name="T1">autenticación y cifrado</text:span> para las redes Wi-Fi protegidas por WPA, WPA2 y WPA3, incluyendo el uso de PSK (Pre-Shared Key) y EAP (para redes empresariales). Actúa como un "interlocutor" entre el controlador de la tarjeta Wi-Fi (manejado por el kernel a través de <text:span text:style-name="Source_20_Text">iw</text:span> o de forma interna) y el punto de acceso (AP) para establecer una conexión segura.</text:p>
              </text:list-item>
              <text:list-item>
                <text:p text:style-name="P19">Funcionalidad:</text:p>
                <text:list>
                  <text:list-item>
                    <text:p text:style-name="P27"><text:soft-page-break/>Soporte completo para WPA, WPA2 y WPA3 (incluyendo WPA-Personal y WPA-Enterprise).</text:p>
                  </text:list-item>
                  <text:list-item>
                    <text:p text:style-name="P27">Manejo de la autenticación 802.1X/EAP.</text:p>
                  </text:list-item>
                  <text:list-item>
                    <text:p text:style-name="P27">Gestión de perfiles de red (guardar credenciales para reconexiones automáticas).</text:p>
                  </text:list-item>
                  <text:list-item>
                    <text:p text:style-name="P27">Escaneo de redes.</text:p>
                  </text:list-item>
                  <text:list-item>
                    <text:p text:style-name="P27">Negociación de claves de cifrado.</text:p>
                  </text:list-item>
                  <text:list-item>
                    <text:p text:style-name="P27">Roaming entre puntos de acceso.</text:p>
                  </text:list-item>
                </text:list>
              </text:list-item>
              <text:list-item>
                <text:p text:style-name="P27"><text:span text:style-name="T1">Rol:</text:span> <text:span text:style-name="Source_20_Text">wpa_supplicant</text:span> es un <text:span text:style-name="T1">demonio</text:span> (un proceso que se ejecuta en segundo plano) que se encarga de la parte de seguridad. Una vez que <text:span text:style-name="Source_20_Text">wpa_supplicant</text:span> ha autenticado y asociado la tarjeta Wi-Fi al AP de forma segura, se puede usar <text:span text:style-name="Source_20_Text">ip</text:span> (o <text:span text:style-name="Source_20_Text">ifconfig</text:span> en sistemas antiguos) para configurar la dirección IP (ya sea estática o mediante DHCP).</text:p>
              </text:list-item>
              <text:list-item>
                <text:p text:style-name="P27"><text:span text:style-name="T1">Dependencia:</text:span> <text:span text:style-name="Source_20_Text">wpa_supplicant</text:span> a menudo se utiliza en conjunto con herramientas como <text:span text:style-name="Source_20_Text">iw</text:span> para la configuración inicial de la interfaz, pero es el componente crucial para la seguridad.</text:p>
              </text:list-item>
            </text:list>
            <text:h text:style-name="Heading_20_3" text:outline-level="3">3. Otras herramientas y gestores de red</text:h>
            <text:p text:style-name="Text_20_body">Estas herramientas construyen una capa de abstracción sobre <text:span text:style-name="Source_20_Text">wpa_supplicant</text:span>, <text:span text:style-name="Source_20_Text">iw</text:span>, <text:span text:style-name="Source_20_Text">ip</text:span>, <text:span text:style-name="Source_20_Text">dhclient</text:span>, etc., para ofrecer una experiencia de usuario más sencilla, ya sea a través de una interfaz gráfica (GUI) o una interfaz de línea de comandos (CLI) de alto nivel.</text:p>
            <text:list text:style-name="L10">
              <text:list-item>
                <text:p text:style-name="P20">NetworkManager:</text:p>
                <text:list>
                  <text:list-item>
                    <text:p text:style-name="P28"><text:span text:style-name="T1">Propósito:</text:span> Es el gestor de red más común en la mayoría de las distribuciones de Linux de escritorio (Ubuntu, Fedora, Debian, etc.). Proporciona una interfaz unificada para configurar todo tipo de conexiones de red, incluyendo Ethernet, Wi-Fi, VPN, Bluetooth, etc.</text:p>
                  </text:list-item>
                  <text:list-item>
                    <text:p text:style-name="P28"><text:span text:style-name="T1">Funcionalidad:</text:span> Detecta automáticamente las redes, gestiona la conexión/desconexión, maneja la configuración IP (DHCP o estática), DNS, etc. Utiliza <text:span text:style-name="Source_20_Text">wpa_supplicant</text:span> "por debajo" para las redes Wi-Fi protegidas y <text:span text:style-name="Source_20_Text">iw</text:span> para la interacción de bajo nivel con la tarjeta.</text:p>
                  </text:list-item>
                  <text:list-item>
                    <text:p text:style-name="P28"><text:span text:style-name="T1">Ventajas:</text:span> Facilidad de uso, integración con el escritorio (applets gráficos), gestión automática de perfiles, soporte para itinerancia (roaming).</text:p>
                  </text:list-item>
                  <text:list-item>
                    <text:p text:style-name="P28"><text:span text:style-name="T1">Uso:</text:span> La herramienta preferida para la mayoría de los usuarios de escritorio. Se puede interactuar con él a través de la GUI, <text:span text:style-name="Source_20_Text">nmcli</text:span> (CLI) o <text:span text:style-name="Source_20_Text">nmtui</text:span> (TUI).</text:p>
                  </text:list-item>
                </text:list>
              </text:list-item>
              <text:list-item>
                <text:p text:style-name="P28"><text:span text:style-name="Source_20_Text"><text:span text:style-name="T1">iwd</text:span></text:span><text:span text:style-name="T1"> (Wireless Daemon de Intel):</text:span></text:p>
                <text:list>
                  <text:list-item>
                    <text:p text:style-name="P28"><text:span text:style-name="T1">Propósito:</text:span> Una alternativa más moderna a <text:span text:style-name="Source_20_Text">wpa_supplicant</text:span> desarrollada por Intel. Busca ser más simple, eficiente y con un mejor rendimiento.</text:p>
                  </text:list-item>
                  <text:list-item>
                    <text:p text:style-name="P28"><text:span text:style-name="T1">Funcionalidad:</text:span> Al igual que <text:span text:style-name="Source_20_Text">wpa_supplicant</text:span>, maneja la autenticación y cifrado para WPA/WPA2/WPA3. Se integra bien con NetworkManager.</text:p>
                  </text:list-item>
                  <text:list-item>
                    <text:p text:style-name="P28"><text:soft-page-break/><text:span text:style-name="T1">Ventajas:</text:span> Diseño más simple, uso de recursos más bajo, arranque más rápido, mejor soporte para roaming. Algunas distribuciones están empezando a adoptarlo como alternativa o reemplazo a <text:span text:style-name="Source_20_Text">wpa_supplicant</text:span>.</text:p>
                  </text:list-item>
                  <text:list-item>
                    <text:p text:style-name="P28"><text:span text:style-name="T1">Uso:</text:span> Puede ser configurado directamente o utilizado por NetworkManager.</text:p>
                  </text:list-item>
                </text:list>
              </text:list-item>
              <text:list-item>
                <text:p text:style-name="P28"><text:span text:style-name="Source_20_Text"><text:span text:style-name="T1">connman</text:span></text:span><text:span text:style-name="T1">:</text:span></text:p>
                <text:list>
                  <text:list-item>
                    <text:p text:style-name="P28"><text:span text:style-name="T1">Propósito:</text:span> Un gestor de red ligero, a menudo utilizado en sistemas embebidos o distribuciones minimalistas.</text:p>
                  </text:list-item>
                  <text:list-item>
                    <text:p text:style-name="P28"><text:span text:style-name="T1">Funcionalidad:</text:span> Similar a NetworkManager pero con un enfoque en la simplicidad y el bajo consumo de recursos.</text:p>
                  </text:list-item>
                </text:list>
              </text:list-item>
              <text:list-item>
                <text:p text:style-name="P28"><text:span text:style-name="Source_20_Text"><text:span text:style-name="T1">netctl</text:span></text:span><text:span text:style-name="T1"> (Arch Linux):</text:span></text:p>
                <text:list>
                  <text:list-item>
                    <text:p text:style-name="P28"><text:span text:style-name="T1">Propósito:</text:span> Un conjunto de scripts y herramientas específicas de Arch Linux para la gestión de red.</text:p>
                  </text:list-item>
                  <text:list-item>
                    <text:p text:style-name="P28"><text:span text:style-name="T1">Funcionalidad:</text:span> Permite configurar y activar perfiles de red utilizando archivos de configuración. Utiliza <text:span text:style-name="Source_20_Text">wpa_supplicant</text:span> internamente para Wi-Fi.</text:p>
                  </text:list-item>
                </text:list>
              </text:list-item>
              <text:list-item>
                <text:p text:style-name="P28"><text:span text:style-name="Source_20_Text"><text:span text:style-name="T1">dhclient</text:span></text:span><text:span text:style-name="T1"> (o </text:span><text:span text:style-name="Source_20_Text"><text:span text:style-name="T1">dhcpcd</text:span></text:span><text:span text:style-name="T1">):</text:span></text:p>
                <text:list>
                  <text:list-item>
                    <text:p text:style-name="P28"><text:span text:style-name="T1">Propósito:</text:span> Estas herramientas son clientes DHCP que obtienen una dirección IP, máscara de red, puerta de enlace y servidores DNS de un servidor DHCP.</text:p>
                  </text:list-item>
                  <text:list-item>
                    <text:p text:style-name="P28"><text:span text:style-name="T1">Rol:</text:span> Son complementarias a <text:span text:style-name="Source_20_Text">iw</text:span> y <text:span text:style-name="Source_20_Text">wpa_supplicant</text:span>. Una vez que la capa física (Wi-Fi) está conectada (gracias a <text:span text:style-name="Source_20_Text">iw</text:span>) y autenticada/cifrada (gracias a <text:span text:style-name="Source_20_Text">wpa_supplicant</text:span>), <text:span text:style-name="Source_20_Text">dhclient</text:span> se encarga de obtener la configuración de red IP.</text:p>
                  </text:list-item>
                </text:list>
              </text:list-item>
            </text:list>
            <text:h text:style-name="Heading_20_3" text:outline-level="3"/>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6">Característica</text:p>
                  </table:table-cell>
                  <table:table-cell table:style-name="Tabla3.A1" office:value-type="string">
                    <text:p text:style-name="P6"><text:span text:style-name="Source_20_Text">iw</text:span> (y Wireless Tools)</text:p>
                  </table:table-cell>
                  <table:table-cell table:style-name="Tabla3.A1" office:value-type="string">
                    <text:p text:style-name="P6"><text:span text:style-name="Source_20_Text">wpa_supplicant</text:span></text:p>
                  </table:table-cell>
                  <table:table-cell table:style-name="Tabla3.A1" office:value-type="string">
                    <text:p text:style-name="P6">Gestores de Red (NetworkManager, <text:span text:style-name="Source_20_Text">iwd</text:span>, <text:span text:style-name="Source_20_Text">connman</text:span>)</text:p>
                  </table:table-cell>
                </table:table-row>
              </table:table-header-rows>
              <table:table-row>
                <table:table-cell table:style-name="Tabla3.A1" office:value-type="string">
                  <text:p text:style-name="P7">Nivel</text:p>
                </table:table-cell>
                <table:table-cell table:style-name="Tabla3.A1" office:value-type="string">
                  <text:p text:style-name="P6">Bajo nivel (Kernel/Driver)</text:p>
                </table:table-cell>
                <table:table-cell table:style-name="Tabla3.A1" office:value-type="string">
                  <text:p text:style-name="P6">Nivel medio (Protocolos de seguridad)</text:p>
                </table:table-cell>
                <table:table-cell table:style-name="Tabla3.A1" office:value-type="string">
                  <text:p text:style-name="P6">Alto nivel (Interfaz de usuario)</text:p>
                </table:table-cell>
              </table:table-row>
              <table:table-row>
                <table:table-cell table:style-name="Tabla3.A1" office:value-type="string">
                  <text:p text:style-name="P7">Función principal</text:p>
                </table:table-cell>
                <table:table-cell table:style-name="Tabla3.A1" office:value-type="string">
                  <text:p text:style-name="P6">Configuración de la interfaz inalámbrica básica, escaneo.</text:p>
                </table:table-cell>
                <table:table-cell table:style-name="Tabla3.A1" office:value-type="string">
                  <text:p text:style-name="P6">Autenticación y cifrado (WPA/WPA2/WPA3).</text:p>
                </table:table-cell>
                <table:table-cell table:style-name="Tabla3.A1" office:value-type="string">
                  <text:p text:style-name="P6">Gestión integral de la conectividad, automatización.</text:p>
                </table:table-cell>
              </table:table-row>
              <table:table-row>
                <table:table-cell table:style-name="Tabla3.A1" office:value-type="string">
                  <text:p text:style-name="P7">Seguridad Wi-Fi</text:p>
                </table:table-cell>
                <table:table-cell table:style-name="Tabla3.A1" office:value-type="string">
                  <text:p text:style-name="P6">Sin soporte para WPA/WPA2/WPA3 (solo WEP o abierta).</text:p>
                </table:table-cell>
                <table:table-cell table:style-name="Tabla3.A1" office:value-type="string">
                  <text:p text:style-name="P6"><text:span text:style-name="T1">Soporte completo</text:span> para WPA/WPA2/WPA3.</text:p>
                </table:table-cell>
                <table:table-cell table:style-name="Tabla3.A1" office:value-type="string">
                  <text:p text:style-name="P6">Utiliza <text:span text:style-name="Source_20_Text">wpa_supplicant</text:span> (o <text:span text:style-name="Source_20_Text">iwd</text:span>) internamente.</text:p>
                </table:table-cell>
              </table:table-row>
              <table:table-row>
                <table:table-cell table:style-name="Tabla3.A1" office:value-type="string">
                  <text:p text:style-name="P7">Automatización</text:p>
                </table:table-cell>
                <table:table-cell table:style-name="Tabla3.A1" office:value-type="string">
                  <text:p text:style-name="P6">Manual y para scripts.</text:p>
                </table:table-cell>
                <table:table-cell table:style-name="Tabla3.A1" office:value-type="string">
                  <text:p text:style-name="P6">Gestión de perfiles básicos, per requiere <text:span text:style-name="Source_20_Text">dhclient</text:span>.</text:p>
                </table:table-cell>
                <table:table-cell table:style-name="Tabla3.A1" office:value-type="string">
                  <text:p text:style-name="P6">Totalmente automático, perfiles, roaming.</text:p>
                </table:table-cell>
              </table:table-row>
              <table:table-row>
                <table:table-cell table:style-name="Tabla3.A1" office:value-type="string">
                  <text:p text:style-name="P7">Uso típico</text:p>
                </table:table-cell>
                <table:table-cell table:style-name="Tabla3.A1" office:value-type="string">
                  <text:p text:style-name="P6">Depuración, entornos <text:soft-page-break/>muy específicos, scripting.</text:p>
                </table:table-cell>
                <table:table-cell table:style-name="Tabla3.A1" office:value-type="string">
                  <text:p text:style-name="P6">Servidores sin GUI, o <text:soft-page-break/>como componente subyacente de gestores de red.</text:p>
                </table:table-cell>
                <table:table-cell table:style-name="Tabla3.A1" office:value-type="string">
                  <text:p text:style-name="P6">Desktops, laptops, <text:soft-page-break/>servidores con múltiples interfaces.</text:p>
                </table:table-cell>
              </table:table-row>
              <table:table-row>
                <table:table-cell table:style-name="Tabla3.A1" office:value-type="string">
                  <text:p text:style-name="P7">GUI disponible</text:p>
                </table:table-cell>
                <table:table-cell table:style-name="Tabla3.A1" office:value-type="string">
                  <text:p text:style-name="P6">No.</text:p>
                </table:table-cell>
                <table:table-cell table:style-name="Tabla3.A1" office:value-type="string">
                  <text:p text:style-name="P6">No.</text:p>
                </table:table-cell>
                <table:table-cell table:style-name="Tabla3.A1" office:value-type="string">
                  <text:p text:style-name="P6">Sí (applets gráficos), además de CLI/TUI.</text:p>
                </table:table-cell>
              </table:table-row>
            </table:table>
            <text:p text:style-name="Text_20_body"/>
            <text:p text:style-name="Text_20_body">En conclusión, <text:span text:style-name="Source_20_Text">iw</text:span> es la herramienta más fundamental para interactuar con la tarjeta Wi-Fi a bajo nivel, pero no maneja la seguridad moderna. <text:span text:style-name="Source_20_Text">wpa_supplicant</text:span> es el componente esencial para conectar a redes WPA/WPA2/WPA3. Los gestores de red como NetworkManager o <text:span text:style-name="Source_20_Text">iwd</text:span> son las herramientas que los usuarios finales y administradores suelen utilizar, ya que abstraen la complejidad de <text:span text:style-name="Source_20_Text">iw</text:span> y <text:span text:style-name="Source_20_Text">wpa_supplicant</text:span> y proporcionan una solución completa para la gestión de la red, incluyendo la obtención de direcciones IP y la gestión de perfiles.</text:p>
          </text:section>
        </text:section>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19:30:40.160514768</meta:creation-date>
    <dc:date>2025-07-05T19:41:50.873464559</dc:date>
    <meta:editing-duration>PT56S</meta:editing-duration>
    <meta:editing-cycles>1</meta:editing-cycles>
    <meta:document-statistic meta:table-count="1" meta:image-count="0" meta:object-count="0" meta:page-count="4" meta:paragraph-count="74" meta:word-count="1062" meta:character-count="6929" meta:non-whitespace-character-count="5979"/>
    <meta:generator>LibreOffice/24.2.2.2$Linux_X86_64 LibreOffice_project/d56cc158d8a96260b836f100ef4b4ef25d6f1a01</meta:generator>
  </office:meta>
</office:document-meta>
</file>